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2.043cm"/>
    </style:style>
    <style:style style:name="co6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2" style:family="table-cell" style:parent-style-name="Default" style:data-style-name="N109"/>
    <style:style style:name="ce3" style:family="table-cell" style:parent-style-name="Default" style:data-style-name="N11"/>
    <style:style style:name="ce4" style:family="table-cell" style:parent-style-name="Default">
      <style:text-properties fo:color="#579d1c"/>
    </style:style>
    <style:style style:name="ce5" style:family="table-cell" style:parent-style-name="Default">
      <style:text-properties fo:color="#ffcc00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 style:data-style-name="N11">
      <style:text-properties fo:color="#579d1c"/>
    </style:style>
    <style:style style:name="ce8" style:family="table-cell" style:parent-style-name="Default" style:data-style-name="N11">
      <style:text-properties fo:color="#ffcc00"/>
    </style:style>
    <style:style style:name="ce9" style:family="table-cell" style:parent-style-name="Default" style:data-style-name="N11">
      <style:text-properties fo:color="#ff0000"/>
    </style:style>
    <style:style style:name="ce10" style:family="table-cell" style:parent-style-name="Default" style:data-style-name="N2"/>
    <style:style style:name="ce11" style:family="table-cell" style:parent-style-name="Default">
      <style:text-properties fo:color="#ff3300"/>
    </style:style>
    <style:style style:name="ce12" style:family="table-cell" style:parent-style-name="Default" style:data-style-name="N107">
      <style:text-properties fo:color="#579d1c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</office:automatic-styles>
  <office:body>
    <office:spreadsheet>
      <table:table table:name="Schne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G&amp;L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50">
            <text:p>50,00 €</text:p>
          </table:table-cell>
          <table:table-cell table:style-name="ce4" office:value-type="string">
            <text:p>Niedrig</text:p>
          </table:table-cell>
          <table:table-cell table:style-name="ce7" office:value-type="percentage" office:value="0.07">
            <text:p>7,00%</text:p>
          </table:table-cell>
          <table:table-cell table:style-name="ce7" table:formula="of:=[.D2]+[.B11]+[.D11]+[.F12]+[.H12]" office:value-type="percentage" office:value="0.065">
            <text:p>6,50%</text:p>
          </table:table-cell>
          <table:table-cell table:style-name="Default"/>
          <table:table-cell table:style-name="ce4" table:formula="of:=[.$B$5]*(1-((1+[.$B$6])/(1+[.E2]))^60)/(1-(1+[.$B$6])/(1+[.E2]))-0.5*[.$B$5]" office:value-type="currency" office:currency="USD" office:value="72.8430994816839">
            <text:p>$72,84</text:p>
          </table:table-cell>
          <table:table-cell table:style-name="ce12" table:formula="of:=[.G2]/1.1" office:value-type="currency" office:currency="EUR" office:value="66.2209995288035">
            <text:p>66,22 €</text:p>
          </table:table-cell>
          <table:table-cell table:style-name="ce7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6.3">
            <text:p>6,3</text:p>
          </table:table-cell>
          <table:table-cell table:style-name="ce5" office:value-type="string">
            <text:p>Mittel</text:p>
          </table:table-cell>
          <table:table-cell table:style-name="ce8" office:value-type="percentage" office:value="0.085">
            <text:p>8,50%</text:p>
          </table:table-cell>
          <table:table-cell table:style-name="ce8" table:formula="of:=[.D3]+[.E2]-[.D2]" office:value-type="percentage" office:value="0.08">
            <text:p>8,00%</text:p>
          </table:table-cell>
          <table:table-cell table:style-name="Default"/>
          <table:table-cell table:style-name="ce5" table:formula="of:=[.$B$5]*(1-((1+[.$B$6])/(1+[.E3]))^60)/(1-(1+[.$B$6])/(1+[.E3]))-0.5*[.$B$5]" office:value-type="currency" office:currency="USD" office:value="55.9578588282487">
            <text:p>$55,96</text:p>
          </table:table-cell>
          <table:table-cell table:style-name="ce13" table:formula="of:=[.G3]/1.1" office:value-type="currency" office:currency="EUR" office:value="50.8707807529533">
            <text:p>50,87 €</text:p>
          </table:table-cell>
          <table:table-cell table:style-name="ce8" office:value-type="percentage" office:value="0.6">
            <text:p>60,00%</text:p>
          </table:table-cell>
          <table:table-cell table:formula="of:=[.I2]*[.H2]+[.I3]*[.H3]+[.I4]*[.H4]" office:value-type="currency" office:currency="EUR" office:value="51.928115841061">
            <text:p>51,93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0.887">
            <text:p>0,887</text:p>
          </table:table-cell>
          <table:table-cell table:style-name="ce6" office:value-type="string">
            <text:p>Hoch</text:p>
          </table:table-cell>
          <table:table-cell table:style-name="ce9" office:value-type="percentage" office:value="0.1">
            <text:p>10,00%</text:p>
          </table:table-cell>
          <table:table-cell table:style-name="ce9" table:formula="of:=[.D4]+[.E3]-[.D3]" office:value-type="percentage" office:value="0.095">
            <text:p>9,50%</text:p>
          </table:table-cell>
          <table:table-cell table:style-name="Default"/>
          <table:table-cell table:style-name="ce11" table:formula="of:=[.$B$5]*(1-((1+[.$B$6])/(1+[.E4]))^60)/(1-(1+[.$B$6])/(1+[.E4]))-0.5*[.$B$5]" office:value-type="currency" office:currency="USD" office:value="44.8879611594059">
            <text:p>$44,89</text:p>
          </table:table-cell>
          <table:table-cell table:style-name="ce14" table:formula="of:=[.G4]/1.1" office:value-type="currency" office:currency="EUR" office:value="40.8072374176417">
            <text:p>40,81 €</text:p>
          </table:table-cell>
          <table:table-cell table:style-name="ce15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2" office:value-type="currency" office:currency="USD" office:value="2.82">
            <text:p>$2,82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3" office:value-type="percentage" office:value="0.03">
            <text:p>3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0" table:formula="of:=[.B3]/[.B4]" office:value-type="float" office:value="7.10259301014656">
            <text:p>7,10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14,22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number-columns-repeated="2"/>
        </table:table-row>
        <table:table-row table:style-name="ro1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/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</table:table>
      <table:table table:name="Schnell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table:formula="of:=[Schnell.B1]" office:value-type="string" office:string-value="G&amp;L">
            <text:p>G&amp;L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50">
            <text:p>50,00 €</text:p>
          </table:table-cell>
          <table:table-cell table:style-name="ce4" office:value-type="string">
            <text:p>Niedrig</text:p>
          </table:table-cell>
          <table:table-cell table:style-name="ce7" office:value-type="percentage" office:value="0.085">
            <text:p>8,50%</text:p>
          </table:table-cell>
          <table:table-cell table:style-name="ce7" table:formula="of:=[.D2]+[.B11]+[.D11]+[.F12]+[.H12]" office:value-type="percentage" office:value="0.08">
            <text:p>8,00%</text:p>
          </table:table-cell>
          <table:table-cell table:style-name="Default"/>
          <table:table-cell table:style-name="ce4" table:formula="of:=[.$B$5]*(1-((1+[.$B$6])/(1+[.E2]))^60)/(1-(1+[.$B$6])/(1+[.E2]))-0.5*[.$B$5]" office:value-type="currency" office:currency="USD" office:value="66.6731934974877">
            <text:p>$66,67</text:p>
          </table:table-cell>
          <table:table-cell table:style-name="ce12" table:formula="of:=[.G2]/1.1" office:value-type="currency" office:currency="EUR" office:value="60.6119940886252">
            <text:p>60,61 €</text:p>
          </table:table-cell>
          <table:table-cell table:style-name="ce7" office:value-type="percentage" office:value="0.2">
            <text:p>20,00%</text:p>
          </table:table-cell>
          <table:table-cell/>
        </table:table-row>
        <table:table-row table:style-name="ro2">
          <table:table-cell office:value-type="string">
            <text:p>Debt – Cash</text:p>
          </table:table-cell>
          <table:table-cell table:formula="of:=[Schnell.B3]" office:value-type="float" office:value="6.3">
            <text:p>6,3</text:p>
          </table:table-cell>
          <table:table-cell table:style-name="ce5" office:value-type="string">
            <text:p>Mittel</text:p>
          </table:table-cell>
          <table:table-cell table:style-name="ce8" office:value-type="percentage" office:value="0.1">
            <text:p>10,00%</text:p>
          </table:table-cell>
          <table:table-cell table:style-name="ce8" table:formula="of:=[.D3]+[.E2]-[.D2]" office:value-type="percentage" office:value="0.095">
            <text:p>9,50%</text:p>
          </table:table-cell>
          <table:table-cell table:style-name="Default"/>
          <table:table-cell table:style-name="ce5" table:formula="of:=[.$B$5]*(1-((1+[.$B$6])/(1+[.E3]))^60)/(1-(1+[.$B$6])/(1+[.E3]))-0.5*[.$B$5]" office:value-type="currency" office:currency="USD" office:value="53.4835281899304">
            <text:p>$53,48</text:p>
          </table:table-cell>
          <table:table-cell table:style-name="ce13" table:formula="of:=[.G3]/1.1" office:value-type="currency" office:currency="EUR" office:value="48.6213892635731">
            <text:p>48,62 €</text:p>
          </table:table-cell>
          <table:table-cell table:style-name="ce8" office:value-type="percentage" office:value="0.6">
            <text:p>60,00%</text:p>
          </table:table-cell>
          <table:table-cell table:formula="of:=[.I2]*[.H2]+[.I3]*[.H3]+[.I4]*[.H4]" office:value-type="currency" office:currency="EUR" office:value="49.3708477349552">
            <text:p>49,37 €</text:p>
          </table:table-cell>
        </table:table-row>
        <table:table-row table:style-name="ro1">
          <table:table-cell office:value-type="string">
            <text:p>FFO</text:p>
          </table:table-cell>
          <table:table-cell table:formula="of:=[Schnell.B4]" office:value-type="float" office:value="0.887">
            <text:p>0,887</text:p>
          </table:table-cell>
          <table:table-cell table:style-name="ce6" office:value-type="string">
            <text:p>Hoch</text:p>
          </table:table-cell>
          <table:table-cell table:style-name="ce9" office:value-type="percentage" office:value="0.115">
            <text:p>11,50%</text:p>
          </table:table-cell>
          <table:table-cell table:style-name="ce9" table:formula="of:=[.D4]+[.E3]-[.D3]" office:value-type="percentage" office:value="0.11">
            <text:p>11,00%</text:p>
          </table:table-cell>
          <table:table-cell table:style-name="Default"/>
          <table:table-cell table:style-name="ce11" table:formula="of:=[.$B$5]*(1-((1+[.$B$6])/(1+[.E4]))^60)/(1-(1+[.$B$6])/(1+[.E4]))-0.5*[.$B$5]" office:value-type="currency" office:currency="USD" office:value="44.4158844749745">
            <text:p>$44,42</text:p>
          </table:table-cell>
          <table:table-cell table:style-name="ce14" table:formula="of:=[.G4]/1.1" office:value-type="currency" office:currency="EUR" office:value="40.3780767954313">
            <text:p>40,38 €</text:p>
          </table:table-cell>
          <table:table-cell table:style-name="ce15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FFO/Aktie</text:p>
          </table:table-cell>
          <table:table-cell table:style-name="ce2" office:value-type="currency" office:currency="USD" office:value="3.36">
            <text:p>$3,36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Wachstum</text:p>
          </table:table-cell>
          <table:table-cell table:style-name="ce3" office:value-type="percentage" office:value="0.03">
            <text:p>3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office:value-type="string">
            <text:p>Baa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0" table:formula="of:=[.B3]/[.B4]" office:value-type="float" office:value="7.10259301014656">
            <text:p>7,10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14,22 M</text:p>
          </table:table-cell>
          <table:table-cell office:value-type="string">
            <text:p>Spezielle Risiken</text:p>
          </table:table-cell>
          <table:table-cell/>
        </table:table-row>
        <table:table-row table:style-name="ro2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number-columns-repeated="2"/>
        </table:table-row>
        <table:table-row table:style-name="ro2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/>
          <table:table-cell/>
        </table:table-row>
        <table:table-row table:style-name="ro2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2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2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1">11.02.2023</text:date>, <text:time>18:47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2-11T18:47:51.71</dc:date>
    <dc:creator>aaa </dc:creator>
    <meta:editing-duration>P2DT22H37M33S</meta:editing-duration>
    <meta:editing-cycles>52</meta:editing-cycles>
    <meta:generator>OpenOffice/4.1.5$Win32 OpenOffice.org_project/415m1$Build-9789</meta:generator>
    <meta:document-statistic meta:table-count="2" meta:cell-count="176" meta:object-count="0"/>
  </office:meta>
</office:document-meta>
</file>